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erschrift</text:h>
      <text:list xml:id="list38593008" text:style-name="L1">
        <text:list-item>
          <text:p text:style-name="P1"><text:span text:style-name="T1">Name:<text:tab/><text:tab/>$$n_fn$$</text:span></text:p>
        </text:list-item>
        <text:list-item>
          <text:p text:style-name="P1"><text:span text:style-name="T1">Firma:<text:tab/><text:tab/>$$org_name$$</text:span></text:p>
        </text:list-item>
        <text:list-item>
          <text:p text:style-name="P1"><text:span text:style-name="T1">Menge:<text:tab/>$$#menge$$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lf Becker</meta:initial-creator>
    <meta:creation-date>2009-07-03T18:47:26.76</meta:creation-date>
    <meta:document-statistic meta:table-count="0" meta:image-count="0" meta:object-count="0" meta:page-count="1" meta:paragraph-count="4" meta:word-count="10" meta:character-count="66"/>
    <dc:date>2009-07-03T18:49:02.85</dc:date>
    <dc:creator>Ralf Becker</dc:creator>
    <meta:editing-duration>PT00H01M37S</meta:editing-duration>
    <meta:editing-cycles>1</meta:editing-cycles>
    <meta:generator>OpenOffice.org/3.0$Win32 OpenOffice.org_project/300m9$Build-9358</meta:generator>
  </office:meta>
</office:document-meta>
</file>